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3_13-28-5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2854 E-139-34-49.54467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3_15-06-04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3_17-37-26_000.jpg</text:p>
          </table:table-cell>
          <table:table-cell table:style-name="ce20" office:value-type="string">
            <text:p>:m music / log / kb / || s.1:res,for=position-table;m7,ch=B~F#,sc=dorian</text:p>
          </table:table-cell>
          <table:table-cell table:style-name="ce31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4]=&quot;&quot;;[.C4];CONCATENATE([.C4];&quot; / &quot;;[.E4]))" office:value-type="string" office:string-value=":m music / log / kb / || s.1:res,for=position-table;m7,ch=B~F#,sc=dorian">
            <text:p>:m music / log / kb / || s.1:res,for=position-table;m7,ch=B~F#,sc=doria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3_17-59-52_000.jpg</text:p>
          </table:table-cell>
          <table:table-cell table:style-name="ce20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3_20-53-54_000.jpg</text:p>
          </table:table-cell>
          <table:table-cell table:style-name="ce6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3_23-39-43_000.jpg</text:p>
          </table:table-cell>
          <table:table-cell table:style-name="ce6" office:value-type="string">
            <text:p>:m 記録 / 身体 / 脛 / 様子 / 血管が見えている；細い血管</text:p>
          </table:table-cell>
          <table:table-cell table:style-name="ce14"/>
          <table:table-cell table:style-name="ce3"/>
          <table:table-cell table:style-name="ce3" office:value-type="string">
            <text:p>N-35-35-21.542358 E-139-34-43.557128</text:p>
          </table:table-cell>
          <table:table-cell table:style-name="ce32" table:formula="of:=IF([.E7]=&quot;&quot;;[.C7];CONCATENATE([.C7];&quot; / &quot;;[.E7]))" office:value-type="string" office:string-value=":m 記録 / 身体 / 脛 / 様子 / 血管が見えている；細い血管">
            <text:p>:m 記録 / 身体 / 脛 / 様子 / 血管が見えている；細い血管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3_23-40-10_000.jpg</text:p>
          </table:table-cell>
          <table:table-cell table:style-name="ce6" office:value-type="string">
            <text:p>:m 記録 / 身体 / 脛 / 様子 / 血管が見えている；細い血管</text:p>
          </table:table-cell>
          <table:table-cell table:style-name="ce15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32" table:formula="of:=IF([.E8]=&quot;&quot;;[.C8];CONCATENATE([.C8];&quot; / &quot;;[.E8]))" office:value-type="string" office:string-value=":m 記録 / 身体 / 脛 / 様子 / 血管が見えている；細い血管">
            <text:p>:m 記録 / 身体 / 脛 / 様子 / 血管が見えている；細い血管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3_23-40-25_000.jpg</text:p>
          </table:table-cell>
          <table:table-cell table:style-name="ce6" office:value-type="string">
            <text:p>:m 記録 / 身体 / 足部、内側 / 様子 / 血管が見えている；細い血管</text:p>
          </table:table-cell>
          <table:table-cell table:style-name="ce16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9]=&quot;&quot;;[.C9];CONCATENATE([.C9];&quot; / &quot;;[.E9]))" office:value-type="string" office:string-value=":m 記録 / 身体 / 足部、内側 / 様子 / 血管が見えている；細い血管">
            <text:p>:m 記録 / 身体 / 足部、内側 / 様子 / 血管が見えている；細い血管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3_23-40-56_000.jpg</text:p>
          </table:table-cell>
          <table:table-cell table:style-name="ce6" office:value-type="string">
            <text:p>:m 記録 / 身体 / 足部、内側 / 様子 / 血管が見えている；細い血管</text:p>
          </table:table-cell>
          <table:table-cell table:style-name="ce17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10]=&quot;&quot;;[.C10];CONCATENATE([.C10];&quot; / &quot;;[.E10]))" office:value-type="string" office:string-value=":m 記録 / 身体 / 足部、内側 / 様子 / 血管が見えている；細い血管">
            <text:p>:m 記録 / 身体 / 足部、内側 / 様子 / 血管が見えている；細い血管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3_23-55-37_000.jpg</text:p>
          </table:table-cell>
          <table:table-cell table:style-name="ce16" office:value-type="string">
            <text:p>:m Other / やること / 寝る前 / 通常</text:p>
          </table:table-cell>
          <table:table-cell table:style-name="ce16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11]=&quot;&quot;;[.C11];CONCATENATE([.C11];&quot; / &quot;;[.E11]))" office:value-type="string" office:string-value=":m Other / やること / 寝る前 / 通常">
            <text:p>:m Other / やること / 寝る前 / 通常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4_01-51-27_000.jpg</text:p>
          </table:table-cell>
          <table:table-cell table:style-name="ce16" office:value-type="string">
            <text:p>:m :PHOTO 寝た時刻 / 2020 / オナニー未了 / 1:15ぐらい</text:p>
          </table:table-cell>
          <table:table-cell table:style-name="ce17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12]=&quot;&quot;;[.C12];CONCATENATE([.C12];&quot; / &quot;;[.E12]))" office:value-type="string" office:string-value=":m :PHOTO 寝た時刻 / 2020 / オナニー未了 / 1:15ぐらい">
            <text:p>:m :PHOTO 寝た時刻 / 2020 / オナニー未了 / 1:15ぐらい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3_12-17-43_000.mp4</text:p>
          </table:table-cell>
          <table:table-cell table:style-name="ce6" office:value-type="string">
            <text:p>:VIDEO / @自宅 / メモ / kb,keyboard / 演奏、play / k-2020-0523-1 / genr=et-N,sc=dorian,key=C,chor=C;F,RH=melody,LH=grip,video=0522-1331,note=♭5-5;2-4,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IDEO / @自宅 / メモ / kb,keyboard / 演奏、play / k-2020-0523-1 / genr=et-N,sc=dorian,key=C,chor=C;F,RH=melody,LH=grip,video=0522-1331,note=♭5-5;2-4,">
            <text:p>:VIDEO / @自宅 / メモ / kb,keyboard / 演奏、play / k-2020-0523-1 / genr=et-N,sc=dorian,key=C,chor=C;F,RH=melody,LH=grip,video=0522-1331,note=♭5-5;2-4,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3_12-52-45_000.mp4</text:p>
          </table:table-cell>
          <table:table-cell table:style-name="ce6" office:value-type="string">
            <text:p>:VIDEO / @自宅 / メモ / kb,keyboard / 演奏、play / k-2020-0523-2 / genr=et-N,sc=dorian,key=C,RH=notes,LH=grip,note=RH:2-4-6-8</text:p>
          </table:table-cell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メモ / kb,keyboard / 演奏、play / k-2020-0523-2 / genr=et-N,sc=dorian,key=C,RH=notes,LH=grip,note=RH:2-4-6-8">
            <text:p>:VIDEO / @自宅 / メモ / kb,keyboard / 演奏、play / k-2020-0523-2 / genr=et-N,sc=dorian,key=C,RH=notes,LH=grip,note=RH:2-4-6-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3_17-32-01_000.mp4</text:p>
          </table:table-cell>
          <table:table-cell table:style-name="ce6" office:value-type="string">
            <text:p>:VIDEO / @自宅 / メモ / kb,keyboard / 演奏、play / k-2020-0523-3 / genr=et-N,sc=dorian,chor=C;C#,RH=octave-2,LH=arpeggio,1other=range-2-octave,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メモ / kb,keyboard / 演奏、play / k-2020-0523-3 / genr=et-N,sc=dorian,chor=C;C#,RH=octave-2,LH=arpeggio,1other=range-2-octave,">
            <text:p>:VIDEO / @自宅 / メモ / kb,keyboard / 演奏、play / k-2020-0523-3 / genr=et-N,sc=dorian,chor=C;C#,RH=octave-2,LH=arpeggio,1other=range-2-octave,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3_18-57-59_000.mp4</text:p>
          </table:table-cell>
          <table:table-cell table:style-name="ce6" office:value-type="string">
            <text:p>:VIDEO / @自宅 / メモ / kb,keyboard / 演奏、play / k-2020-0523-4 / genr=f-N,sc=dorian,key=C,chor=C;F,RH=melody,LH=grip,note=9th,1other=multiple-hit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kb,keyboard / 演奏、play / k-2020-0523-4 / genr=f-N,sc=dorian,key=C,chor=C;F,RH=melody,LH=grip,note=9th,1other=multiple-hit">
            <text:p>:VIDEO / @自宅 / メモ / kb,keyboard / 演奏、play / k-2020-0523-4 / genr=f-N,sc=dorian,key=C,chor=C;F,RH=melody,LH=grip,note=9th,1other=multiple-hit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3_19-12-24_000.mp4</text:p>
          </table:table-cell>
          <table:table-cell table:style-name="ce6" office:value-type="string">
            <text:p>:VIDEO / @自宅 / メモ / kb,keyboard / 演奏、play / k-2020-0523-5 / genr=et-N,sc=dorian,key=C,chor=C;C#;D,RH=grip,LH=grip,1other=move-parallel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523-5 / genr=et-N,sc=dorian,key=C,chor=C;C#;D,RH=grip,LH=grip,1other=move-parallel">
            <text:p>:VIDEO / @自宅 / メモ / kb,keyboard / 演奏、play / k-2020-0523-5 / genr=et-N,sc=dorian,key=C,chor=C;C#;D,RH=grip,LH=grip,1other=move-parallel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3_21-52-56_000.mp4</text:p>
          </table:table-cell>
          <table:table-cell table:style-name="ce6" office:value-type="string">
            <text:p>:VIDEO / @自宅 / メモ / kb,keyboard / 演奏、play / k-2020-0523-6 / genr=f-N,sc=dorian,key=C,chor=C;F,RH=melody,LH=grip,1other=use:staccato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523-6 / genr=f-N,sc=dorian,key=C,chor=C;F,RH=melody,LH=grip,1other=use:staccato">
            <text:p>:VIDEO / @自宅 / メモ / kb,keyboard / 演奏、play / k-2020-0523-6 / genr=f-N,sc=dorian,key=C,chor=C;F,RH=melody,LH=grip,1other=use:staccat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3_22-33-19_000.mp4</text:p>
          </table:table-cell>
          <table:table-cell table:style-name="ce6" office:value-type="string">
            <text:p>:VIDEO / @自宅 / メモ / kb,keyboard / 演奏、play / k-2020-0523-7 / genr=f-N,sc=dorian,key=C,chor=F;G,RH=melody,LH=grip,other=use:staccato;B-melody,video=2020-05-23_21-52-56_000.mp4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523-7 / genr=f-N,sc=dorian,key=C,chor=F;G,RH=melody,LH=grip,other=use:staccato;B-melody,video=2020-05-23_21-52-56_000.mp4">
            <text:p>:VIDEO / @自宅 / メモ / kb,keyboard / 演奏、play / k-2020-0523-7 / genr=f-N,sc=dorian,key=C,chor=F;G,RH=melody,LH=grip,other=use:staccato;B-melody,video=2020-05-23_21-52-56_000.mp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3_23-19-35_000.mp4</text:p>
          </table:table-cell>
          <table:table-cell table:style-name="ce6" office:value-type="string">
            <text:p>:VIDEO / @自宅 / 記録 / 身体の状況 / 脛 / 骨が痛い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記録 / 身体の状況 / 脛 / 骨が痛い">
            <text:p>:VIDEO / @自宅 / 記録 / 身体の状況 / 脛 / 骨が痛い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4_07-35-05_000.mp4</text:p>
          </table:table-cell>
          <table:table-cell table:style-name="ce6" office:value-type="string">
            <text:p>:VIDEO / @自宅 / メモ / kb,keyboard / 演奏、play / k-2020-0524-1 / genr=et-N,sc=dorian,key=G,RH=arpeggio,LH=1-note-accompany,note=pitch:1-3m-5-7m,1other=range:3-oct~;tempo-arrange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524-1 / genr=et-N,sc=dorian,key=G,RH=arpeggio,LH=1-note-accompany,note=pitch:1-3m-5-7m,1other=range:3-oct~;tempo-arrange">
            <text:p>:VIDEO / @自宅 / メモ / kb,keyboard / 演奏、play / k-2020-0524-1 / genr=et-N,sc=dorian,key=G,RH=arpeggio,LH=1-note-accompany,note=pitch:1-3m-5-7m,1other=range:3-oct~;tempo-arrang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020/05/24</text:date>, <text:time>09:38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4T09:38:34.82</dc:date>
    <dc:creator>iwabuchi ken</dc:creator>
    <meta:editing-duration>P21DT4H15S</meta:editing-duration>
    <meta:editing-cycles>8246</meta:editing-cycles>
    <meta:document-statistic meta:table-count="1" meta:cell-count="443" meta:object-count="0"/>
  </office:meta>
</office:document-meta>
</file>